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/>
          <table:table-cell office:value-type="string" calcext:value-type="string">
            <text:p>1.2*nominal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4277" calcext:value-type="float">
            <text:p>14277</text:p>
          </table:table-cell>
          <table:table-cell/>
          <table:table-cell table:formula="of:=1.2*[.B4]" office:value-type="float" office:value="17132.4" calcext:value-type="float">
            <text:p>17132.4</text:p>
          </table:table-cell>
          <table:table-cell table:formula="of:=1.4*[.B4]" office:value-type="float" office:value="19987.8" calcext:value-type="float">
            <text:p>19987.8</text:p>
          </table:table-cell>
          <table:table-cell table:formula="of:=0.8*[.B4]" office:value-type="float" office:value="11421.6" calcext:value-type="float">
            <text:p>11421.6</text:p>
          </table:table-cell>
          <table:table-cell table:formula="of:=0.9*[.B4]" office:value-type="float" office:value="12849.3" calcext:value-type="float">
            <text:p>12849.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292" calcext:value-type="float">
            <text:p>5292</text:p>
          </table:table-cell>
          <table:table-cell/>
          <table:table-cell table:formula="of:=1.2*[.B5]" office:value-type="float" office:value="6350.4" calcext:value-type="float">
            <text:p>6350.4</text:p>
          </table:table-cell>
          <table:table-cell table:formula="of:=1.4*[.B5]" office:value-type="float" office:value="7408.8" calcext:value-type="float">
            <text:p>7408.8</text:p>
          </table:table-cell>
          <table:table-cell table:formula="of:=0.8*[.B5]" office:value-type="float" office:value="4233.6" calcext:value-type="float">
            <text:p>4233.6</text:p>
          </table:table-cell>
          <table:table-cell table:formula="of:=0.9*[.B5]" office:value-type="float" office:value="4762.8" calcext:value-type="float">
            <text:p>4762.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1.2*[.B7]" office:value-type="float" office:value="190.8" calcext:value-type="float">
            <text:p>190.8</text:p>
          </table:table-cell>
          <table:table-cell table:formula="of:=1.4*[.B7]" office:value-type="float" office:value="222.6" calcext:value-type="float">
            <text:p>222.6</text:p>
          </table:table-cell>
          <table:table-cell table:formula="of:=0.8*[.B7]" office:value-type="float" office:value="127.2" calcext:value-type="float">
            <text:p>127.2</text:p>
          </table:table-cell>
          <table:table-cell table:formula="of:=0.9*[.B7]" office:value-type="float" office:value="143.1" calcext:value-type="float">
            <text:p>143.1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1.2*[.B8]" office:value-type="float" office:value="147.6" calcext:value-type="float">
            <text:p>147.6</text:p>
          </table:table-cell>
          <table:table-cell table:formula="of:=1.4*[.B8]" office:value-type="float" office:value="172.2" calcext:value-type="float">
            <text:p>172.2</text:p>
          </table:table-cell>
          <table:table-cell table:formula="of:=0.8*[.B8]" office:value-type="float" office:value="98.4" calcext:value-type="float">
            <text:p>98.4</text:p>
          </table:table-cell>
          <table:table-cell table:formula="of:=0.9*[.B8]" office:value-type="float" office:value="110.7" calcext:value-type="float">
            <text:p>110.7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1.2*[.B9]" office:value-type="float" office:value="172.8" calcext:value-type="float">
            <text:p>172.8</text:p>
          </table:table-cell>
          <table:table-cell table:formula="of:=1.4*[.B9]" office:value-type="float" office:value="201.6" calcext:value-type="float">
            <text:p>201.6</text:p>
          </table:table-cell>
          <table:table-cell table:formula="of:=0.8*[.B9]" office:value-type="float" office:value="115.2" calcext:value-type="float">
            <text:p>115.2</text:p>
          </table:table-cell>
          <table:table-cell table:formula="of:=0.9*[.B9]" office:value-type="float" office:value="129.6" calcext:value-type="float">
            <text:p>129.6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1742" calcext:value-type="float">
            <text:p>11742</text:p>
          </table:table-cell>
          <table:table-cell/>
          <table:table-cell table:formula="of:=1.2*[.B10]" office:value-type="float" office:value="14090.4" calcext:value-type="float">
            <text:p>14090.4</text:p>
          </table:table-cell>
          <table:table-cell table:formula="of:=1.4*[.B10]" office:value-type="float" office:value="16438.8" calcext:value-type="float">
            <text:p>16438.8</text:p>
          </table:table-cell>
          <table:table-cell table:formula="of:=0.8*[.B10]" office:value-type="float" office:value="9393.6" calcext:value-type="float">
            <text:p>9393.6</text:p>
          </table:table-cell>
          <table:table-cell table:formula="of:=0.9*[.B10]" office:value-type="float" office:value="10567.8" calcext:value-type="float">
            <text:p>10567.8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1.2*[.B11]" office:value-type="float" office:value="238.8" calcext:value-type="float">
            <text:p>238.8</text:p>
          </table:table-cell>
          <table:table-cell table:formula="of:=1.4*[.B11]" office:value-type="float" office:value="278.6" calcext:value-type="float">
            <text:p>278.6</text:p>
          </table:table-cell>
          <table:table-cell table:formula="of:=0.8*[.B11]" office:value-type="float" office:value="159.2" calcext:value-type="float">
            <text:p>159.2</text:p>
          </table:table-cell>
          <table:table-cell table:formula="of:=0.9*[.B11]" office:value-type="float" office:value="179.1" calcext:value-type="float">
            <text:p>179.1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1.2*[.B12]" office:value-type="float" office:value="208.8" calcext:value-type="float">
            <text:p>208.8</text:p>
          </table:table-cell>
          <table:table-cell table:formula="of:=1.4*[.B12]" office:value-type="float" office:value="243.6" calcext:value-type="float">
            <text:p>243.6</text:p>
          </table:table-cell>
          <table:table-cell table:formula="of:=0.8*[.B12]" office:value-type="float" office:value="139.2" calcext:value-type="float">
            <text:p>139.2</text:p>
          </table:table-cell>
          <table:table-cell table:formula="of:=0.9*[.B12]" office:value-type="float" office:value="156.6" calcext:value-type="float">
            <text:p>156.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un numbers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4:02:35.216080189</meta:creation-date>
    <dc:date>2019-06-18T16:28:15.533096332</dc:date>
    <meta:editing-duration>PT41M50S</meta:editing-duration>
    <meta:editing-cycles>1</meta:editing-cycles>
    <meta:generator>LibreOffice/5.3.6.1$Linux_X86_64 LibreOffice_project/30$Build-1</meta:generator>
    <meta:document-statistic meta:table-count="1" meta:cell-count="59" meta:object-count="0"/>
  </office:meta>
</office:document-meta>
</file>